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4000001AB57E278E3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4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0.162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0.2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2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1.272cm" svg:height="11.297cm" svg:x="3.364cm" svg:y="4.852cm">
          <draw:image xlink:href="Pictures/1000020100000324000001AB57E278E3.png" xlink:type="simple" xlink:show="embed" xlink:actuate="onLoad">
            <text:p/>
          </draw:image>
        </draw:frame>
        <draw:custom-shape draw:style-name="gr2" draw:text-style-name="P1" xml:id="id2" draw:id="id2" draw:layer="measurelines" svg:width="0.8cm" svg:height="0.8cm" svg:x="21.6cm" svg:y="6.3cm">
          <text:p/>
          <draw:enhanced-geometry svg:viewBox="0 0 21600 21600" draw:type="rectangle" draw:enhanced-path="M 0 0 L 21600 0 21600 21600 0 21600 0 0 Z N"/>
        </draw:custom-shape>
        <draw:frame draw:style-name="gr3" xml:id="id3" draw:id="id3" draw:layer="measurelines" svg:width="11.924cm" svg:height="0.886cm" svg:x="9.1cm" svg:y="16.2cm">
          <draw:text-box>
            <text:p>余白と本文との境界線も表示されました</text:p>
          </draw:text-box>
        </draw:frame>
        <draw:frame draw:style-name="gr4" xml:id="id5" draw:id="id5" draw:layer="measurelines" svg:width="10.383cm" svg:height="1.013cm" svg:x="7.8cm" svg:y="9.5cm">
          <draw:text-box>
            <text:p>❷編集記号(青色)が表示されました</text:p>
          </draw:text-box>
        </draw:frame>
        <draw:frame draw:style-name="gr5" xml:id="id1" draw:id="id1" draw:layer="measurelines" svg:width="10.662cm" svg:height="0.886cm" svg:x="10.038cm" svg:y="3.814cm">
          <draw:text-box>
            <text:p>❶編集記号ボタンをクリックします</text:p>
          </draw:text-box>
        </draw:frame>
        <draw:connector draw:style-name="gr6" draw:text-style-name="P1" draw:layer="measurelines" svg:x1="20.7cm" svg:y1="4.257cm" svg:x2="22cm" svg:y2="6.3cm" draw:start-shape="id1" draw:start-glue-point="1" draw:end-shape="id2" draw:end-glue-point="0" svg:d="M20700 4257h1300v2043" svg:viewBox="0 0 1301 2044">
          <text:p/>
        </draw:connector>
        <draw:connector draw:style-name="gr6" draw:text-style-name="P1" draw:layer="measurelines" svg:x1="9.1cm" svg:y1="16.643cm" svg:x2="7.55cm" svg:y2="16.1cm" draw:start-shape="id3" draw:start-glue-point="3" draw:end-shape="id4" draw:end-glue-point="2" svg:d="M9100 16643h-575v7h-975v-550" svg:viewBox="0 0 1551 551">
          <text:p/>
        </draw:connector>
        <draw:custom-shape draw:style-name="gr7" draw:text-style-name="P1" xml:id="id7" draw:id="id7" draw:layer="controls" svg:width="0.7cm" svg:height="0.8cm" svg:x="13cm" svg:y="1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controls" svg:width="0.7cm" svg:height="0.8cm" svg:x="17cm" svg:y="1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controls" svg:width="0.7cm" svg:height="0.8cm" svg:x="9.7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controls" svg:width="0.7cm" svg:height="1cm" svg:x="7.2cm" svg:y="15.1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controls" draw:type="line" svg:x1="12.991cm" svg:y1="10.513cm" svg:x2="10.05cm" svg:y2="13.8cm" draw:start-shape="id5" draw:start-glue-point="2" draw:end-shape="id6" draw:end-glue-point="0" svg:d="M12991 10513l-2941 3287" svg:viewBox="0 0 2942 3288">
          <text:p/>
        </draw:connector>
        <draw:connector draw:style-name="gr9" draw:text-style-name="P1" draw:layer="controls" draw:type="line" svg:x1="12.991cm" svg:y1="10.513cm" svg:x2="13.35cm" svg:y2="11.8cm" draw:start-shape="id5" draw:start-glue-point="2" draw:end-shape="id7" draw:end-glue-point="0" svg:d="M12991 10513l359 1287" svg:viewBox="0 0 360 1288">
          <text:p/>
        </draw:connector>
        <draw:connector draw:style-name="gr9" draw:text-style-name="P1" draw:layer="controls" draw:type="line" svg:x1="12.991cm" svg:y1="10.513cm" svg:x2="17.35cm" svg:y2="12.5cm" draw:start-shape="id5" draw:start-glue-point="2" draw:end-shape="id8" draw:end-glue-point="0" svg:d="M12991 10513l4359 1987" svg:viewBox="0 0 4360 19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08:10:44.009066379</meta:creation-date>
    <meta:editing-duration>PT59M1S</meta:editing-duration>
    <meta:editing-cycles>8</meta:editing-cycles>
    <meta:generator>LibreOffice/4.3.3.2$Linux_X86_64 LibreOffice_project/430m0$Build-2</meta:generator>
    <dc:title>screenshot-template</dc:title>
    <meta:initial-creator>NOGATA Jun</meta:initial-creator>
    <dc:date>2014-11-20T14:55:22.681299015</dc:date>
    <dc:creator>NOGATA Jun</dc:creator>
    <meta:document-statistic meta:object-count="14"/>
    <meta:template xlink:type="simple" xlink:actuate="onRequest" xlink:title="screenshot-template" xlink:href="../../../../.config/libreoffice/4/user/template/screenshot-template.otg" meta:date="2014-11-20T08:10:42.025604152"/>
  </office:meta>
</office:document-meta>
</file>